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.7cm" svg:height="1.7cm" svg:x="6.6cm" svg:y="8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cm" svg:height="1.2cm" svg:x="3.5cm" svg:y="8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7cm" svg:height="1.7cm" svg:x="13.3cm" svg:y="8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cm" svg:height="1.2cm" svg:x="10.2cm" svg:y="8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" draw:text-style-name="P1" draw:layer="layout" svg:x1="4.7cm" svg:y1="9.062cm" svg:x2="4.89cm" svg:y2="9.662cm">
              <text:p/>
            </draw:line>
            <draw:line draw:style-name="gr2" draw:text-style-name="P1" draw:layer="layout" svg:x1="4.89cm" svg:y1="9.662cm" svg:x2="5.175cm" svg:y2="9.062cm">
              <text:p/>
            </draw:line>
            <draw:line draw:style-name="gr2" draw:text-style-name="P1" draw:layer="layout" svg:x1="5.175cm" svg:y1="9.062cm" svg:x2="5.365cm" svg:y2="9.662cm">
              <text:p/>
            </draw:line>
            <draw:line draw:style-name="gr2" draw:text-style-name="P1" draw:layer="layout" svg:x1="5.365cm" svg:y1="9.662cm" svg:x2="5.65cm" svg:y2="9.062cm">
              <text:p/>
            </draw:line>
            <draw:line draw:style-name="gr2" draw:text-style-name="P1" draw:layer="layout" svg:x1="5.65cm" svg:y1="9.062cm" svg:x2="5.84cm" svg:y2="9.662cm">
              <text:p/>
            </draw:line>
            <draw:line draw:style-name="gr2" draw:text-style-name="P1" draw:layer="layout" svg:x1="5.84cm" svg:y1="9.662cm" svg:x2="6.125cm" svg:y2="9.062cm">
              <text:p/>
            </draw:line>
            <draw:line draw:style-name="gr2" draw:text-style-name="P1" draw:layer="layout" svg:x1="6.125cm" svg:y1="9.062cm" svg:x2="6.315cm" svg:y2="9.662cm">
              <text:p/>
            </draw:line>
            <draw:line draw:style-name="gr2" draw:text-style-name="P1" draw:layer="layout" svg:x1="6.315cm" svg:y1="9.662cm" svg:x2="6.6cm" svg:y2="9.062cm">
              <text:p/>
            </draw:line>
          </draw:g>
          <draw:g>
            <draw:line draw:style-name="gr2" draw:text-style-name="P1" draw:layer="layout" svg:x1="11.4cm" svg:y1="9.062cm" svg:x2="11.59cm" svg:y2="9.662cm">
              <text:p/>
            </draw:line>
            <draw:line draw:style-name="gr2" draw:text-style-name="P1" draw:layer="layout" svg:x1="11.59cm" svg:y1="9.662cm" svg:x2="11.875cm" svg:y2="9.062cm">
              <text:p/>
            </draw:line>
            <draw:line draw:style-name="gr2" draw:text-style-name="P1" draw:layer="layout" svg:x1="11.875cm" svg:y1="9.062cm" svg:x2="12.065cm" svg:y2="9.662cm">
              <text:p/>
            </draw:line>
            <draw:line draw:style-name="gr2" draw:text-style-name="P1" draw:layer="layout" svg:x1="12.065cm" svg:y1="9.662cm" svg:x2="12.35cm" svg:y2="9.062cm">
              <text:p/>
            </draw:line>
            <draw:line draw:style-name="gr2" draw:text-style-name="P1" draw:layer="layout" svg:x1="12.35cm" svg:y1="9.062cm" svg:x2="12.54cm" svg:y2="9.662cm">
              <text:p/>
            </draw:line>
            <draw:line draw:style-name="gr2" draw:text-style-name="P1" draw:layer="layout" svg:x1="12.54cm" svg:y1="9.662cm" svg:x2="12.825cm" svg:y2="9.062cm">
              <text:p/>
            </draw:line>
            <draw:line draw:style-name="gr2" draw:text-style-name="P1" draw:layer="layout" svg:x1="12.825cm" svg:y1="9.062cm" svg:x2="13.015cm" svg:y2="9.662cm">
              <text:p/>
            </draw:line>
            <draw:line draw:style-name="gr2" draw:text-style-name="P1" draw:layer="layout" svg:x1="13.015cm" svg:y1="9.662cm" svg:x2="13.3cm" svg:y2="9.062cm">
              <text:p/>
            </draw:line>
          </draw:g>
          <draw:g>
            <draw:line draw:style-name="gr2" draw:text-style-name="P1" draw:layer="layout" svg:x1="8.3cm" svg:y1="9.062cm" svg:x2="8.49cm" svg:y2="9.662cm">
              <text:p/>
            </draw:line>
            <draw:line draw:style-name="gr2" draw:text-style-name="P1" draw:layer="layout" svg:x1="8.49cm" svg:y1="9.662cm" svg:x2="8.775cm" svg:y2="9.062cm">
              <text:p/>
            </draw:line>
            <draw:line draw:style-name="gr2" draw:text-style-name="P1" draw:layer="layout" svg:x1="8.775cm" svg:y1="9.062cm" svg:x2="8.965cm" svg:y2="9.662cm">
              <text:p/>
            </draw:line>
            <draw:line draw:style-name="gr2" draw:text-style-name="P1" draw:layer="layout" svg:x1="8.965cm" svg:y1="9.662cm" svg:x2="9.25cm" svg:y2="9.062cm">
              <text:p/>
            </draw:line>
            <draw:line draw:style-name="gr2" draw:text-style-name="P1" draw:layer="layout" svg:x1="9.25cm" svg:y1="9.062cm" svg:x2="9.44cm" svg:y2="9.662cm">
              <text:p/>
            </draw:line>
            <draw:line draw:style-name="gr2" draw:text-style-name="P1" draw:layer="layout" svg:x1="9.44cm" svg:y1="9.662cm" svg:x2="9.725cm" svg:y2="9.062cm">
              <text:p/>
            </draw:line>
            <draw:line draw:style-name="gr2" draw:text-style-name="P1" draw:layer="layout" svg:x1="9.725cm" svg:y1="9.062cm" svg:x2="9.915cm" svg:y2="9.662cm">
              <text:p/>
            </draw:line>
            <draw:line draw:style-name="gr2" draw:text-style-name="P1" draw:layer="layout" svg:x1="9.915cm" svg:y1="9.662cm" svg:x2="10.2cm" svg:y2="9.062cm">
              <text:p/>
            </draw:line>
          </draw:g>
          <draw:frame draw:style-name="gr3" draw:layer="layout" svg:width="1.7cm" svg:height="0.962cm" svg:x="7cm" svg:y="8.762cm">
            <draw:text-box>
              <text:p>U</text:p>
            </draw:text-box>
          </draw:frame>
          <draw:frame draw:style-name="gr3" draw:layer="layout" svg:width="1.7cm" svg:height="0.962cm" svg:x="10.3cm" svg:y="8.8cm">
            <draw:text-box>
              <text:p>u</text:p>
            </draw:text-box>
          </draw:frame>
          <draw:frame draw:style-name="gr4" draw:layer="layout" svg:width="1.4cm" svg:height="0.962cm" svg:x="11.8cm" svg:y="8cm">
            <draw:text-box>
              <text:p>K1</text:p>
            </draw:text-box>
          </draw:frame>
          <draw:frame draw:style-name="gr4" draw:layer="layout" svg:width="1.4cm" svg:height="0.962cm" svg:x="8.5cm" svg:y="8cm">
            <draw:text-box>
              <text:p>K2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ullspace </meta:initial-creator>
    <meta:creation-date>2011-12-10T20:42:47</meta:creation-date>
    <dc:date>2011-12-10T21:11:35</dc:date>
    <dc:creator>mullspace </dc:creator>
    <meta:editing-duration>PT13M15S</meta:editing-duration>
    <meta:editing-cycles>1</meta:editing-cycles>
    <meta:document-statistic meta:object-count="36"/>
    <meta:generator>LibreOffice/3.4$Unix LibreOffice_project/340m1$Build-402</meta:generator>
  </office:meta>
</office:document-meta>
</file>